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761in"/>
        </style:tab-stops>
      </style:paragraph-properties>
      <style:text-properties officeooo:rsid="007c67e9" officeooo:paragraph-rsid="001fe0f4"/>
    </style:style>
    <style:style style:name="P2" style:family="paragraph" style:parent-style-name="Heading_20_1">
      <style:paragraph-properties fo:break-before="page"/>
      <style:text-properties officeooo:paragraph-rsid="001fe0f4"/>
    </style:style>
    <style:style style:name="P3" style:family="paragraph" style:parent-style-name="Heading_20_2">
      <style:text-properties officeooo:rsid="0022d481" officeooo:paragraph-rsid="001fe0f4"/>
    </style:style>
    <style:style style:name="T1" style:family="text">
      <style:text-properties officeooo:rsid="007c67e9"/>
    </style:style>
    <style:style style:name="T2" style:family="text">
      <style:text-properties officeooo:rsid="00204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S<text:span text:style-name="T1">70</text:span> – <text:span text:style-name="T1">Networking Introduction</text:span></text:h>
      <text:h text:style-name="P3" text:outline-level="2"><text:bookmark-start text:name="__RefHeading___Toc1328_40022132111"/>Textbook information<text:bookmark-end text:name="__RefHeading___Toc1328_40022132111"/></text:h>
      <text:p text:style-name="P1">Computer Networks and Internets, Douglas E. Com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1:17:28.306989018</meta:creation-date>
    <dc:date>2018-09-23T21:17:53.659445818</dc:date>
    <meta:editing-duration>PT25S</meta:editing-duration>
    <meta:editing-cycles>4</meta:editing-cycles>
    <meta:generator>LibreOffice/6.0.1.1$Linux_X86_64 LibreOffice_project/00m0$Build-1</meta:generator>
    <meta:document-statistic meta:table-count="0" meta:image-count="0" meta:object-count="0" meta:page-count="1" meta:paragraph-count="3" meta:word-count="12" meta:character-count="99" meta:non-whitespace-character-count="89"/>
  </office:meta>
</office:document-meta>
</file>